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swiss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, Lucidasans, 'Lucida Sans', 'Arial Unicode M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068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5" style:family="graphic" style:parent-style-name="standard">
      <style:graphic-properties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cc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fill="solid" draw:fill-color="#99ccff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fill="solid" draw:fill-color="#ff0000"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fill="solid" draw:fill-color="#ff00ff" draw:textarea-horizontal-align="center" draw:textarea-vertical-align="middle"/>
      <style:paragraph-properties style:writing-mode="lr-tb"/>
    </style:style>
    <style:style style:name="gr10" style:family="graphic" style:parent-style-name="standard">
      <style:graphic-properties draw:fill="solid" draw:fill-color="#23ff23" draw:textarea-horizontal-align="center" draw:textarea-vertical-align="middl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4.32cm"/>
      <style:paragraph-properties style:writing-mode="lr-tb"/>
    </style:style>
    <style:style style:name="gr12" style:family="graphic" style:parent-style-name="standard">
      <style:graphic-properties draw:marker-end="Arrow" draw:marker-end-width="0.3cm" draw:fill="solid" draw:fill-color="#94bd5e" draw:textarea-horizontal-align="center" draw:textarea-vertical-align="middle"/>
    </style:style>
    <style:style style:name="gr13" style:family="graphic" style:parent-style-name="standard">
      <style:graphic-properties draw:fill="solid" draw:fill-color="#ffcc99" draw:textarea-horizontal-align="center" draw:textarea-vertical-align="middl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9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4cm" fo:min-width="3.1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77cm"/>
      <style:paragraph-properties style:writing-mode="lr-tb"/>
    </style:style>
    <style:style style:name="gr18" style:family="graphic" style:parent-style-name="standard">
      <style:graphic-properties draw:fill="solid" draw:fill-color="#ff8080" draw:textarea-horizontal-align="center" draw:textarea-vertical-align="middle"/>
      <style:paragraph-properties style:writing-mode="lr-tb"/>
    </style:style>
    <style:style style:name="gr19" style:family="graphic" style:parent-style-name="standard">
      <style:graphic-properties draw:fill="solid" draw:fill-color="#ccccff" draw:textarea-horizontal-align="center" draw:textarea-vertical-align="middle"/>
      <style:paragraph-properties style:writing-mode="lr-tb"/>
    </style:style>
    <style:style style:name="gr20" style:family="graphic" style:parent-style-name="standard">
      <style:graphic-properties draw:fill="solid" draw:fill-color="#9999cc" draw:textarea-horizontal-align="center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text-indent="0cm"/>
      <style:text-properties style:font-name="Noto Sans"/>
    </style:style>
    <style:style style:name="P2" style:family="paragraph">
      <style:paragraph-properties fo:margin-left="0cm" fo:margin-right="0cm" fo:text-indent="0cm"/>
      <style:text-properties style:font-name="Noto Sans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Noto Sans" fo:font-size="20pt" style:font-size-asian="20pt" style:font-size-complex="20pt"/>
    </style:style>
    <style:style style:name="P4" style:family="paragraph">
      <style:paragraph-properties fo:text-align="center"/>
      <style:text-properties style:font-name="Noto Sans"/>
    </style:style>
    <style:style style:name="P5" style:family="paragraph">
      <style:paragraph-properties fo:margin-left="0cm" fo:margin-right="0cm" fo:text-align="center" fo:text-indent="0cm"/>
      <style:text-properties style:font-name="Noto Sans"/>
    </style:style>
    <style:style style:name="P6" style:family="paragraph">
      <loext:graphic-properties draw:fill="solid" draw:fill-color="#ffffcc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7" style:family="paragraph">
      <loext:graphic-properties draw:fill="solid" draw:fill-color="#99ccff"/>
      <style:paragraph-properties fo:margin-left="0cm" fo:margin-right="0cm" fo:text-align="center" fo:text-indent="0cm"/>
      <style:text-properties style:font-name="Noto Sans" fo:font-size="22pt" style:font-size-asian="22pt" style:font-size-complex="22pt"/>
    </style:style>
    <style:style style:name="P8" style:family="paragraph">
      <loext:graphic-properties draw:fill="solid" draw:fill-color="#99ccff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9" style:family="paragraph">
      <loext:graphic-properties draw:fill="solid" draw:fill-color="#99ccff"/>
      <style:paragraph-properties fo:margin-left="0cm" fo:margin-right="0cm" fo:text-align="center" fo:text-indent="0cm"/>
      <style:text-properties style:font-name="Noto Sans" fo:font-size="16pt" style:font-size-asian="16pt" style:font-size-complex="16pt"/>
    </style:style>
    <style:style style:name="P10" style:family="paragraph">
      <loext:graphic-properties draw:fill="solid" draw:fill-color="#ff0000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11" style:family="paragraph">
      <loext:graphic-properties draw:fill="solid" draw:fill-color="#ff00ff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12" style:family="paragraph">
      <loext:graphic-properties draw:fill="solid" draw:fill-color="#23ff23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Noto Sans" fo:font-size="24pt" fo:font-weight="bold" style:font-size-asian="24pt" style:font-size-complex="24pt"/>
    </style:style>
    <style:style style:name="P14" style:family="paragraph">
      <loext:graphic-properties draw:fill="solid" draw:fill-color="#94bd5e"/>
      <style:paragraph-properties fo:text-align="center"/>
      <style:text-properties style:font-name="Noto Sans"/>
    </style:style>
    <style:style style:name="P15" style:family="paragraph">
      <loext:graphic-properties draw:fill="solid" draw:fill-color="#ffcc99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Noto Sans" fo:font-size="16pt" fo:font-weight="normal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Noto Sans"/>
    </style:style>
    <style:style style:name="P19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style:font-name="Noto Sans" fo:font-size="18pt"/>
    </style:style>
    <style:style style:name="P20" style:family="paragraph">
      <loext:graphic-properties draw:fill="solid" draw:fill-color="#ff8080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21" style:family="paragraph">
      <loext:graphic-properties draw:fill="solid" draw:fill-color="#ccccff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P22" style:family="paragraph">
      <loext:graphic-properties draw:fill="solid" draw:fill-color="#9999cc"/>
      <style:paragraph-properties fo:margin-left="0cm" fo:margin-right="0cm" fo:text-align="center" fo:text-indent="0cm"/>
      <style:text-properties style:font-name="Noto Sans"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fo:font-size="16pt" fo:font-weight="normal"/>
    </style:style>
    <style:style style:name="T7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8cm" svg:height="6.06cm" svg:x="0.705cm" svg:y="11.61cm">
          <draw:text-box>
            <text:p/>
          </draw:text-box>
        </draw:frame>
        <draw:frame draw:style-name="gr2" draw:text-style-name="P3" draw:layer="layout" svg:width="5.797cm" svg:height="1.026cm" draw:transform="rotate (1.5707963267949) translate (0.2cm 15.026cm)">
          <draw:text-box>
            <text:p text:style-name="P2"><text:span text:style-name="T1">Kernel's Space</text:span></text:p>
          </draw:text-box>
        </draw:frame>
        <draw:frame draw:style-name="gr3" draw:text-style-name="P3" draw:layer="layout" svg:width="5.068cm" svg:height="1.026cm" draw:transform="rotate (1.5707963267949) translate (0.2cm 5.937cm)">
          <draw:text-box>
            <text:p text:style-name="P2"><text:span text:style-name="T1">User's Space</text:span></text:p>
          </draw:text-box>
        </draw:frame>
        <draw:line draw:style-name="gr4" draw:text-style-name="P4" draw:layer="layout" svg:x1="0.289cm" svg:y1="6.406cm" svg:x2="16.163cm" svg:y2="6.407cm">
          <text:p/>
        </draw:line>
        <draw:line draw:style-name="gr5" draw:text-style-name="P4" draw:layer="layout" svg:x1="1.156cm" svg:y1="2.521cm" svg:x2="1.156cm" svg:y2="20.2cm">
          <text:p/>
        </draw:line>
        <draw:rect draw:style-name="gr6" draw:text-style-name="P6" draw:layer="layout" svg:width="3.529cm" svg:height="1.069cm" svg:x="3.403cm" svg:y="10.448cm">
          <text:p text:style-name="P5"><text:span text:style-name="T2">VFS</text:span></text:p>
        </draw:rect>
        <draw:rect draw:style-name="gr7" draw:text-style-name="P7" draw:layer="layout" svg:width="9.776cm" svg:height="3.442cm" svg:x="3.403cm" svg:y="6.792cm">
          <text:p text:style-name="P5"><text:span text:style-name="T3">NFS v4</text:span></text:p>
        </draw:rect>
        <draw:rect draw:style-name="gr7" draw:text-style-name="P8" draw:layer="layout" svg:width="5.953cm" svg:height="1.068cm" svg:x="7.226cm" svg:y="9.166cm">
          <text:p text:style-name="P5"><text:span text:style-name="T2">Compound</text:span></text:p>
        </draw:rect>
        <draw:rect draw:style-name="gr6" draw:text-style-name="P6" draw:layer="layout" svg:width="3.529cm" svg:height="1.069cm" svg:x="3.403cm" svg:y="11.803cm">
          <text:p text:style-name="P5"><text:span text:style-name="T2">FS</text:span></text:p>
        </draw:rect>
        <draw:rect draw:style-name="gr7" draw:text-style-name="P9" draw:layer="layout" svg:width="5.951cm" svg:height="1.069cm" svg:x="7.266cm" svg:y="13.122cm">
          <text:p text:style-name="P5"><text:span text:style-name="T4">Transport Switch</text:span></text:p>
        </draw:rect>
        <draw:rect draw:style-name="gr7" draw:text-style-name="P8" draw:layer="layout" svg:width="5.951cm" svg:height="1.069cm" svg:x="7.266cm" svg:y="11.768cm">
          <text:p text:style-name="P5"><text:span text:style-name="T2">XDR</text:span></text:p>
        </draw:rect>
        <draw:rect draw:style-name="gr7" draw:text-style-name="P8" draw:layer="layout" svg:width="5.951cm" svg:height="1.069cm" svg:x="7.266cm" svg:y="10.448cm">
          <text:p text:style-name="P5"><text:span text:style-name="T2">RPC</text:span></text:p>
        </draw:rect>
        <draw:rect draw:style-name="gr8" draw:text-style-name="P10" draw:layer="layout" svg:width="10.332cm" svg:height="1.069cm" svg:x="2.847cm" svg:y="17.149cm">
          <text:p text:style-name="P5"><text:span text:style-name="T2">Drivers</text:span></text:p>
        </draw:rect>
        <draw:rect draw:style-name="gr9" draw:text-style-name="P11" draw:layer="layout" svg:width="4.085cm" svg:height="1.069cm" svg:x="2.847cm" svg:y="18.861cm">
          <text:p text:style-name="P5"><text:span text:style-name="T2">Disks</text:span></text:p>
        </draw:rect>
        <draw:rect draw:style-name="gr9" draw:text-style-name="P11" draw:layer="layout" svg:width="5.952cm" svg:height="1.069cm" svg:x="7.31cm" svg:y="18.861cm">
          <text:p text:style-name="P5"><text:span text:style-name="T2">Ethernet Cards</text:span></text:p>
        </draw:rect>
        <draw:rect draw:style-name="gr10" draw:text-style-name="P12" draw:layer="layout" svg:width="2.741cm" svg:height="1.202cm" draw:transform="rotate (1.5707963267949) translate (13.491cm 6.189cm)">
          <text:p text:style-name="P5"><text:span text:style-name="T2">Kerberos</text:span></text:p>
        </draw:rect>
        <draw:rect draw:style-name="gr10" draw:text-style-name="P12" draw:layer="layout" svg:width="2.706cm" svg:height="1.051cm" draw:transform="rotate (1.5707963267949) translate (15.037cm 6.189cm)">
          <text:p text:style-name="P5"><text:span text:style-name="T2">SPKM</text:span></text:p>
        </draw:rect>
        <draw:line draw:style-name="gr4" draw:text-style-name="P4" draw:layer="layout" svg:x1="0.326cm" svg:y1="18.524cm" svg:x2="16.2cm" svg:y2="18.525cm">
          <text:p/>
        </draw:line>
        <draw:frame draw:style-name="gr11" draw:text-style-name="P13" draw:layer="layout" svg:width="14.32cm" svg:height="1.157cm" svg:x="1.561cm" svg:y="0.2cm">
          <draw:text-box>
            <text:p text:style-name="P2"><text:span text:style-name="T5">Linux NFSv4 Architecture</text:span></text:p>
          </draw:text-box>
        </draw:frame>
        <draw:line draw:style-name="gr12" draw:text-style-name="P14" draw:layer="layout" svg:x1="4.927cm" svg:y1="13.249cm" svg:x2="4.927cm" svg:y2="16.849cm">
          <text:p/>
        </draw:line>
        <draw:rect draw:style-name="gr10" draw:text-style-name="P12" draw:layer="layout" svg:width="2.559cm" svg:height="1.069cm" svg:x="13.491cm" svg:y="2.11cm">
          <text:p text:style-name="P5"><text:span text:style-name="T2">gssd</text:span></text:p>
        </draw:rect>
        <draw:rect draw:style-name="gr13" draw:text-style-name="P15" draw:layer="layout" svg:width="3.085cm" svg:height="1.691cm" draw:transform="rotate (1.5707963267949) translate (1.389cm 6.029cm)">
          <text:p text:style-name="P5"><text:span text:style-name="T2">ACLs</text:span></text:p>
        </draw:rect>
        <draw:frame draw:style-name="gr14" draw:text-style-name="P16" draw:layer="layout" svg:width="1.919cm" svg:height="0.767cm" svg:x="1.407cm" svg:y="5.377cm">
          <draw:text-box>
            <text:p text:style-name="P2"><text:span text:style-name="T6">Client</text:span></text:p>
          </draw:text-box>
        </draw:frame>
        <draw:frame draw:style-name="gr15" draw:text-style-name="P17" draw:layer="layout" svg:width="3.102cm" svg:height="1.844cm" draw:transform="rotate (1.5707963267949) translate (3.703cm 10.05cm)">
          <draw:text-box>
            <text:p text:style-name="P5"><text:span text:style-name="T2">Lock</text:span></text:p>
            <text:p text:style-name="P5"><text:span text:style-name="T2">Manager</text:span></text:p>
          </draw:text-box>
        </draw:frame>
        <draw:rect draw:style-name="gr13" draw:text-style-name="P15" draw:layer="layout" svg:width="3.468cm" svg:height="1.692cm" draw:transform="rotate (1.5707963267949) translate (1.388cm 10.234cm)">
          <text:p text:style-name="P5"><text:span text:style-name="T2">NFS</text:span></text:p>
          <text:p text:style-name="P5"><text:span text:style-name="T2">ACLs</text:span></text:p>
        </draw:rect>
        <draw:frame draw:style-name="gr16" draw:text-style-name="P16" draw:layer="layout" svg:width="2.178cm" svg:height="0.767cm" svg:x="1.375cm" svg:y="9.567cm">
          <draw:text-box>
            <text:p text:style-name="P2"><text:span text:style-name="T6">Server</text:span></text:p>
          </draw:text-box>
        </draw:frame>
        <draw:rect draw:style-name="gr13" draw:text-style-name="P19" draw:layer="layout" svg:width="2.35cm" svg:height="1.705cm" draw:transform="rotate (1.5707963267949) translate (1.375cm 12.857cm)">
          <text:p text:style-name="P18"><text:span text:style-name="T7">POSIX</text:span></text:p>
          <text:p text:style-name="P18"><text:span text:style-name="T7"><text:s/></text:span><text:span text:style-name="T7">ACLs</text:span></text:p>
        </draw:rect>
        <draw:frame draw:style-name="gr17" draw:text-style-name="P16" draw:layer="layout" svg:width="2.177cm" svg:height="0.767cm" svg:x="1.342cm" svg:y="12.857cm">
          <draw:text-box>
            <text:p text:style-name="P2"><text:span text:style-name="T6">Server</text:span></text:p>
          </draw:text-box>
        </draw:frame>
        <draw:rect draw:style-name="gr10" draw:text-style-name="P12" draw:layer="layout" svg:width="2.559cm" svg:height="0.771cm" svg:x="13.491cm" svg:y="6.793cm">
          <text:p text:style-name="P5"><text:span text:style-name="T2">gss</text:span></text:p>
        </draw:rect>
        <draw:rect draw:style-name="gr10" draw:text-style-name="P12" draw:layer="layout" svg:width="3cm" svg:height="1.2cm" draw:transform="rotate (1.5707963267949) translate (13.5cm 10.8cm)">
          <text:p text:style-name="P5"><text:span text:style-name="T2">Kerberos</text:span></text:p>
        </draw:rect>
        <draw:rect draw:style-name="gr10" draw:text-style-name="P12" draw:layer="layout" svg:width="3cm" svg:height="1cm" draw:transform="rotate (1.5707963267949) translate (15cm 10.8cm)">
          <text:p text:style-name="P5"><text:span text:style-name="T2">SPKM</text:span></text:p>
        </draw:rect>
        <draw:rect draw:style-name="gr7" draw:text-style-name="P8" draw:layer="layout" svg:width="3.921cm" svg:height="1.131cm" draw:transform="rotate (1.5707963267949) translate (7.546cm 6.017cm)">
          <text:p text:style-name="P5"><text:span text:style-name="T2">IDMAP</text:span></text:p>
        </draw:rect>
        <draw:rect draw:style-name="gr18" draw:text-style-name="P20" draw:layer="layout" svg:width="2.673cm" svg:height="1.069cm" svg:x="9.017cm" svg:y="4.959cm">
          <text:p text:style-name="P5"><text:span text:style-name="T2">TI-RPC</text:span></text:p>
        </draw:rect>
        <draw:rect draw:style-name="gr7" draw:text-style-name="P8" draw:layer="layout" svg:width="2.657cm" svg:height="1.229cm" draw:transform="rotate (1.5707963267949) translate (9.062cm 4.737cm)">
          <text:p text:style-name="P5"><text:span text:style-name="T2">mount</text:span></text:p>
        </draw:rect>
        <draw:rect draw:style-name="gr19" draw:text-style-name="P21" draw:layer="layout" svg:width="4.504cm" svg:height="1.069cm" svg:x="8.679cm" svg:y="14.512cm">
          <text:p text:style-name="P5"><text:span text:style-name="T2">TCP</text:span></text:p>
        </draw:rect>
        <draw:rect draw:style-name="gr20" draw:text-style-name="P22" draw:layer="layout" svg:width="2.423cm" svg:height="1.175cm" draw:transform="rotate (1.5707963267949) translate (7.266cm 16.884cm)">
          <text:p text:style-name="P5"><text:span text:style-name="T2">RDMA</text:span></text:p>
        </draw:rect>
        <draw:rect draw:style-name="gr18" draw:text-style-name="P20" draw:layer="layout" svg:width="2.188cm" svg:height="1.069cm" svg:x="11.035cm" svg:y="15.798cm">
          <text:p text:style-name="P5"><text:span text:style-name="T2">IPv6</text:span></text:p>
        </draw:rect>
        <draw:rect draw:style-name="gr19" draw:text-style-name="P21" draw:layer="layout" svg:width="2.023cm" svg:height="1.069cm" svg:x="8.679cm" svg:y="15.798cm">
          <text:p text:style-name="P5"><text:span text:style-name="T2">IPv4</text:span></text:p>
        </draw:rect>
        <draw:rect draw:style-name="gr7" draw:text-style-name="P8" draw:layer="layout" svg:width="1.738cm" svg:height="1.13cm" draw:transform="rotate (1.5707963267949) translate (4.467cm 6.029cm)">
          <text:p text:style-name="P5"><text:span text:style-name="T2">nfsd</text:span></text:p>
        </draw:rect>
        <draw:frame draw:style-name="gr14" draw:text-style-name="P16" draw:layer="layout" svg:width="1.919cm" svg:height="0.767cm" svg:x="10.342cm" svg:y="4.044cm">
          <draw:text-box>
            <text:p text:style-name="P2"><text:span text:style-name="T6">Cli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swiss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, Lucidasans, 'Lucida Sans', 'Arial Unicode M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1" fo:font-size="24pt" fo:language="en" fo:country="US" style:font-name-asian="Nimbus Sans 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Roman No9 L1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  <meta:creation-date>2005-01-21T10:03:47</meta:creation-date>
    <dc:date>2021-08-26T09:09:23.079306287</dc:date>
    <meta:print-date>2005-01-27T15:08:30</meta:print-date>
    <dc:language>en-US</dc:language>
    <meta:editing-cycles>64</meta:editing-cycles>
    <meta:editing-duration>P6DT8H55M11S</meta:editing-duration>
    <dc:creator>Philippe Latu</dc:cre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